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style:style style:name="P3" style:family="paragraph" style:parent-style-name="List_20_Paragraph" style:list-style-name="WWNum3"/>
    <style:style style:name="P4" style:family="paragraph" style:parent-style-name="List_20_Paragraph">
      <style:paragraph-properties fo:margin-left="0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développement de l’application Zappo</text:p>
      <text:p text:style-name="Standard"/>
      <text:p text:style-name="Standard">Résumé du cahier des charges </text:p>
      <text:p text:style-name="Standard"/>
      <text:list xml:id="list1734787917" text:style-name="WWNum1">
        <text:list-item>
          <text:p text:style-name="P2">Présentation de l’entreprise</text:p>
        </text:list-item>
      </text:list>
      <text:p text:style-name="No_20_Spacing">Le restaurant Zappo est ouvert depuis le mois de février 2017. Il est spécialisé dans la gastronomie italienne haut de gamme et plus précisément les pizzas. Sa fréquentation est en constante augmentation.</text:p>
      <text:p text:style-name="No_20_Spacing">Il propose un service en salle ainsi qu’une possibilité d’acheter des pizzas à emporter.</text:p>
      <text:p text:style-name="No_20_Spacing"/>
      <text:p text:style-name="List_20_Paragraph"/>
      <text:list xml:id="list134823740600899" text:continue-numbering="true" text:style-name="WWNum1">
        <text:list-item>
          <text:p text:style-name="P2">Problématique</text:p>
        </text:list-item>
      </text:list>
      <text:p text:style-name="Standard">Le propriétaire, Mr Georgy Sfez, ainsi que ses employés doivent faire face à trois types de clientèle pendant les heures d’ouverture du restaurant :</text:p>
      <text:list xml:id="list18554786" text:style-name="WWNum3">
        <text:list-item>
          <text:p text:style-name="P3">Les clients qui viennent déguster ses plats dans sa salle de restaurant</text:p>
        </text:list-item>
        <text:list-item>
          <text:p text:style-name="P3">Les clients qui commandent via des applications telles que Deliveroo, la fourchette et viennent retirer leurs commandes déjà payées</text:p>
        </text:list-item>
        <text:list-item>
          <text:p text:style-name="P3">Et les clients qui souhaitent passer des commandes à emporter directement auprès du restaurant. </text:p>
        </text:list-item>
      </text:list>
      <text:p text:style-name="List_20_Paragraph"/>
      <text:p text:style-name="P4">Ce troisième type de clientèle pose problème à Mr Sfez.</text:p>
      <text:p text:style-name="P4">En effet s’occuper de ce type de client est très chronophage :</text:p>
      <text:list xml:id="list134823390476747" text:continue-numbering="true" text:style-name="WWNum3">
        <text:list-item>
          <text:p text:style-name="P3">Ces clients passent commande soit par téléphone, soit en personne auprès du restaurant.</text:p>
        </text:list-item>
        <text:list-item>
          <text:p text:style-name="P3">Il faut faire leur encaissement sur place</text:p>
        </text:list-item>
        <text:list-item>
          <text:p text:style-name="P3">Il faut ensuite préparer et leur remettre leur commande</text:p>
        </text:list-item>
      </text:list>
      <text:p text:style-name="Standard">Tout ceci nécessite que le personnel en salle abandonne temporairement le service aux clients présents au restaurant pour répondre au téléphone, noter les commandes et les coordonnées des clients et les encaisser. Cela réduit la qualité de service et dégrade les conditions de travail des employés.</text:p>
      <text:list xml:id="list134824893527763" text:continue-list="list134823740600899" text:style-name="WWNum1">
        <text:list-item>
          <text:p text:style-name="P2">Objectif</text:p>
        </text:list-item>
      </text:list>
      <text:p text:style-name="Standard">L’objectif du projet est donc d’automatiser le processus de commande ainsi que la gestion celles-ci par le personnel du restaurant.</text:p>
      <text:p text:style-name="Standard">L’application doit également permettre de mettre en place des opérations marketing pour le restaurant, ainsi que de fidéliser la clientèle de ce jeune restaur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jorie M</meta:initial-creator>
    <dc:creator>Marjorie M</dc:creator>
    <meta:editing-cycles>1</meta:editing-cycles>
    <meta:creation-date>2018-12-25T14:47:00</meta:creation-date>
    <dc:date>2018-12-25T16:50:00</dc:date>
    <meta:editing-duration>PT1H8M</meta:editing-duration>
    <meta:generator>LibreOffice/6.0.6.2$Linux_X86_64 LibreOffice_project/00m0$Build-2</meta:generator>
    <meta:document-statistic meta:table-count="0" meta:image-count="0" meta:object-count="0" meta:page-count="1" meta:paragraph-count="19" meta:word-count="281" meta:character-count="1765" meta:non-whitespace-character-count="15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